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7df" officeooo:paragraph-rsid="000c27df"/>
    </style:style>
    <style:style style:name="P2" style:family="paragraph" style:parent-style-name="Standard">
      <style:text-properties officeooo:rsid="000c2f23" officeooo:paragraph-rsid="000c2f23"/>
    </style:style>
    <style:style style:name="P3" style:family="paragraph" style:parent-style-name="Standard">
      <style:text-properties officeooo:rsid="000c2f23" officeooo:paragraph-rsid="000c2f23"/>
    </style:style>
    <style:style style:name="P4" style:family="paragraph" style:parent-style-name="Standard">
      <style:text-properties officeooo:rsid="000f1f16" officeooo:paragraph-rsid="000f1f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alter table salesman add primary key(salesman_id);</text:p>
      <text:p text:style-name="P1">ERROR 1072 (42000): Key column 'salesman_id' doesn't exist in table</text:p>
      <text:p text:style-name="P1">mysql&gt; alter table salesman add primary key(salersman_id);</text:p>
      <text:p text:style-name="P1">Query OK, 0 rows affected (0.83 sec)</text:p>
      <text:p text:style-name="P1">Records: 0 <text:s/>Duplicates: 0 <text:s/>Warnings: 0</text:p>
      <text:p text:style-name="P1"/>
      <text:p text:style-name="P1">mysql&gt; create table customer(customer_id int,cust_name varchar(20),city varchar(20),grade int,)</text:p>
      <text:p text:style-name="P1"><text:s text:c="4"/>-&gt; create table customer(customer_id int,cust_name varchar(20),city varchar(20),grade int,salesman_id varchar(20));</text:p>
      <text:p text:style-name="P1">\ERROR 1064 (42000): You have an error in your SQL syntax; check the manual that corresponds to your MySQL server version for the right syntax to use near ')</text:p>
      <text:p text:style-name="P1">create table customer(customer_id int,cust_name varchar(20),city varchar(20),g' at line 1</text:p>
      <text:p text:style-name="P1">mysql&gt; create table customer(customer_id int,cust_name varchar(20),city varchar(20),grade int,salersman_id varchar(20));</text:p>
      <text:p text:style-name="P1">Query OK, 0 rows affected (0.26 sec)</text:p>
      <text:p text:style-name="P1"/>
      <text:p text:style-name="P1">mysql&gt; alter table customer add foreign key(salersman_id)referance salesman(salersman_id);</text:p>
      <text:p text:style-name="P1">ERROR 1064 (42000): You have an error in your SQL syntax; check the manual that corresponds to your MySQL server version for the right syntax to use near 'referance salesman(salersman_id)' at line 1</text:p>
      <text:p text:style-name="P1">mysql&gt; create table customer(customer_id int,cust_name varchar(20),city varchar(20),grade int,salesman_id varchar(20));^C</text:p>
      <text:p text:style-name="P1">mysql&gt; alter table customer add foreign key(salersman_id)reference salesman(salersman_id);</text:p>
      <text:p text:style-name="P1">ERROR 1064 (42000): You have an error in your SQL syntax; check the manual that corresponds to your MySQL server version for the right syntax to use near 'reference salesman(salersman_id)' at line 1</text:p>
      <text:p text:style-name="P1">mysql&gt; alter table customer add foreign key(salersman_id)references salesman(salersman_id);</text:p>
      <text:p text:style-name="P1">ERROR 1215 (HY000): Cannot add foreign key constraint</text:p>
      <text:p text:style-name="P1">mysql&gt; alter table customer alter coloumn salersman_id int;</text:p>
      <text:p text:style-name="P1">ERROR 1064 (42000): You have an error in your SQL syntax; check the manual that corresponds to your MySQL server version for the right syntax to use near 'salersman_id int' at line 1</text:p>
      <text:p text:style-name="P1">mysql&gt; drop table customer;</text:p>
      <text:p text:style-name="P1">Query OK, 0 rows affected (0.15 sec)</text:p>
      <text:p text:style-name="P1"/>
      <text:p text:style-name="P1">mysql&gt; create table customer(customer_id int,cust_name varchar(20),city varchar(20),grade int,salersman_id int);</text:p>
      <text:p text:style-name="P1">Query OK, 0 rows affected (0.26 sec)</text:p>
      <text:p text:style-name="P1"/>
      <text:p text:style-name="P1">mysql&gt; alter table customer add foreign key(salersman_id)references salesman(salersman_id);</text:p>
      <text:p text:style-name="P1">Query OK, 0 rows affected (0.72 sec)</text:p>
      <text:p text:style-name="P1">Records: 0 <text:s/>Duplicates: 0 <text:s/>Warnings: 0</text:p>
      <text:p text:style-name="P1"/>
      <text:p text:style-name="P1">mysql&gt; insert into customer values(3002,'Nick Rimando','New York',100,5001);</text:p>
      <text:p text:style-name="P1">Query OK, 1 row affected (0.04 sec)</text:p>
      <text:p text:style-name="P1"/>
      <text:p text:style-name="P1">mysql&gt; select * from customer;</text:p>
      <text:p text:style-name="P1">+-------------+--------------+----------+-------+--------------+</text:p>
      <text:p text:style-name="P1">| customer_id | cust_name <text:s text:c="3"/>| city <text:s text:c="4"/>| grade | salersman_id |</text:p>
      <text:p text:style-name="P1">+-------------+--------------+----------+-------+--------------+</text:p>
      <text:p text:style-name="P1">| <text:s text:c="7"/>3002 | Nick Rimando | New York | <text:s text:c="2"/>100 | <text:s text:c="8"/>5001 |</text:p>
      <text:p text:style-name="P1">+-------------+--------------+----------+-------+--------------+</text:p>
      <text:p text:style-name="P1">1 row in set (0.00 sec)</text:p>
      <text:p text:style-name="P1"><text:soft-page-break/></text:p>
      <text:p text:style-name="P1">mysql&gt; insert into customer values(3007,'Brad Davis','New York',200,5001);</text:p>
      <text:p text:style-name="P1">Query OK, 1 row affected (0.03 sec)</text:p>
      <text:p text:style-name="P1"/>
      <text:p text:style-name="P1">mysql&gt; insert into customer values(3005,'Graham Zusi','California',200,5002);</text:p>
      <text:p text:style-name="P1">Query OK, 1 row affected (0.04 sec)</text:p>
      <text:p text:style-name="P1"/>
      <text:p text:style-name="P1">mysql&gt; insert into customer values(3008,'Julian Green','London',300,5002);</text:p>
      <text:p text:style-name="P1">Query OK, 1 row affected (0.04 sec)</text:p>
      <text:p text:style-name="P1"/>
      <text:p text:style-name="P1">mysql&gt; insert into customer values(3004,'Fabian Johnson','Paris',300,5006);</text:p>
      <text:p text:style-name="P1">Query OK, 1 row affected (0.05 sec)</text:p>
      <text:p text:style-name="P1"/>
      <text:p text:style-name="P1">mysql&gt; insert into customer values(3009,'Geoff Cameron','Berlin',100,5003);</text:p>
      <text:p text:style-name="P1">Query OK, 1 row affected (0.04 sec)</text:p>
      <text:p text:style-name="P1"/>
      <text:p text:style-name="P1">mysql&gt; insert into customer values(3003,'Jozy Altidor','Moscow',200,5007);</text:p>
      <text:p text:style-name="P1">Query OK, 1 row affected (0.04 sec)</text:p>
      <text:p text:style-name="P1"/>
      <text:p text:style-name="P1">mysql&gt; insert into customer values(3001,'Brad Guzan','London',100,5005);</text:p>
      <text:p text:style-name="P1">Query OK, 1 row affected (0.05 sec)</text:p>
      <text:p text:style-name="P1"/>
      <text:p text:style-name="P1">mysql&gt; select * from customer;</text:p>
      <text:p text:style-name="P1">+-------------+----------------+------------+-------+--------------+</text:p>
      <text:p text:style-name="P1">| customer_id | cust_name <text:s text:c="5"/>| city <text:s text:c="6"/>| grade | salersman_id |</text:p>
      <text:p text:style-name="P1">+-------------+----------------+------------+-------+--------------+</text:p>
      <text:p text:style-name="P1">| <text:s text:c="7"/>3002 | Nick Rimando <text:s text:c="2"/>| New York <text:s text:c="2"/>| <text:s text:c="2"/>100 | <text:s text:c="8"/>5001 |</text:p>
      <text:p text:style-name="P1">| <text:s text:c="7"/>3007 | Brad Davis <text:s text:c="4"/>| New York <text:s text:c="2"/>| <text:s text:c="2"/>200 | <text:s text:c="8"/>5001 |</text:p>
      <text:p text:style-name="P1">| <text:s text:c="7"/>3005 | Graham Zusi <text:s text:c="3"/>| California | <text:s text:c="2"/>200 | <text:s text:c="8"/>5002 |</text:p>
      <text:p text:style-name="P1">| <text:s text:c="7"/>3008 | Julian Green <text:s text:c="2"/>| London <text:s text:c="4"/>| <text:s text:c="2"/>300 | <text:s text:c="8"/>5002 |</text:p>
      <text:p text:style-name="P1">| <text:s text:c="7"/>3004 | Fabian Johnson | Paris <text:s text:c="5"/>| <text:s text:c="2"/>300 | <text:s text:c="8"/>5006 |</text:p>
      <text:p text:style-name="P1">| <text:s text:c="7"/>3009 | Geoff Cameron <text:s/>| Berlin <text:s text:c="4"/>| <text:s text:c="2"/>100 | <text:s text:c="8"/>5003 |</text:p>
      <text:p text:style-name="P1">| <text:s text:c="7"/>3003 | Jozy Altidor <text:s text:c="2"/>| Moscow <text:s text:c="4"/>| <text:s text:c="2"/>200 | <text:s text:c="8"/>5007 |</text:p>
      <text:p text:style-name="P1">| <text:s text:c="7"/>3001 | Brad Guzan <text:s text:c="4"/>| London <text:s text:c="4"/>| <text:s text:c="2"/>100 | <text:s text:c="8"/>5005 |</text:p>
      <text:p text:style-name="P1">+-------------+----------------+------------+-------+--------------+</text:p>
      <text:p text:style-name="P1">8 rows in set (0.00 sec)</text:p>
      <text:p text:style-name="P1"/>
      <text:p text:style-name="P1">mysql&gt; create view gradecount(grade,number)as select grade,count(*) from customwe group by grade;</text:p>
      <text:p text:style-name="P1">ERROR 1146 (42S02): Table 'ASWIN.customwe' doesn't exist</text:p>
      <text:p text:style-name="P1">mysql&gt; create view gradecount(grade,number)as select grade,count(*) from customer group by grade;</text:p>
      <text:p text:style-name="P1">Query OK, 0 rows affected (0.04 sec)</text:p>
      <text:p text:style-name="P1"/>
      <text:p text:style-name="P1">mysql&gt; select * from gradecount;</text:p>
      <text:p text:style-name="P1">+-------+--------+</text:p>
      <text:p text:style-name="P1">| grade | number |</text:p>
      <text:p text:style-name="P1">+-------+--------+</text:p>
      <text:p text:style-name="P1">| <text:s text:c="2"/>100 | <text:s text:c="5"/>3 |</text:p>
      <text:p text:style-name="P1">| <text:s text:c="2"/>200 | <text:s text:c="5"/>3 |</text:p>
      <text:p text:style-name="P1">| <text:s text:c="2"/>300 | <text:s text:c="5"/>2 |</text:p>
      <text:p text:style-name="P1">+-------+--------+</text:p>
      <text:p text:style-name="P1"><text:soft-page-break/>3 rows in set (0.11 sec)</text:p>
      <text:p text:style-name="P1"/>
      <text:p text:style-name="P1">mysql&gt; </text:p>
      <text:p text:style-name="P2">mysql&gt; create table orders(ord_no int,purch_amt float,ord_date date,customer_id int,salersman_id int);</text:p>
      <text:p text:style-name="P2">Query OK, 0 rows affected (0.80 sec)</text:p>
      <text:p text:style-name="P2"/>
      <text:p text:style-name="P2">mysql&gt; alter table customer add primary key(customer_id);</text:p>
      <text:p text:style-name="P2">Query OK, 0 rows affected (0.92 sec)</text:p>
      <text:p text:style-name="P2">Records: 0 <text:s/>Duplicates: 0 <text:s/>Warnings: 0</text:p>
      <text:p text:style-name="P2"/>
      <text:p text:style-name="P2">mysql&gt; alter table orders add foreign key(salersman_id)references salesman(salersman_id);</text:p>
      <text:p text:style-name="P2">Query OK, 0 rows affected (1.03 sec)</text:p>
      <text:p text:style-name="P2">Records: 0 <text:s/>Duplicates: 0 <text:s/>Warnings: 0</text:p>
      <text:p text:style-name="P2"/>
      <text:p text:style-name="P2">mysql&gt; alter table orders add foreign key(customer_id)references customer(customer_id);</text:p>
      <text:p text:style-name="P2">Query OK, 0 rows affected (0.85 sec)</text:p>
      <text:p text:style-name="P2">Records: 0 <text:s/>Duplicates: 0 <text:s/>Warnings: 0</text:p>
      <text:p text:style-name="P2"/>
      <text:p text:style-name="P2">mysql&gt; insert into orders values(70001,150.5,2012-10-05,3005,5002);</text:p>
      <text:p text:style-name="P2">ERROR 1292 (22007): Incorrect date value: '1997' for column 'ord_date' at row 1</text:p>
      <text:p text:style-name="P2">mysql&gt; insert into orders values(70001,150.5,'2012-10-05',3005,5002);</text:p>
      <text:p text:style-name="P2">Query OK, 1 row affected (0.05 sec)</text:p>
      <text:p text:style-name="P2"/>
      <text:p text:style-name="P2">mysql&gt; insert into orders values(70009,270.65,'2012-09-10',3001,5005);</text:p>
      <text:p text:style-name="P2">Query OK, 1 row affected (0.06 sec)</text:p>
      <text:p text:style-name="P2"/>
      <text:p text:style-name="P2">mysql&gt; insert into orders values(70002,65.26,'2012-10-05',3002,5001);</text:p>
      <text:p text:style-name="P2">Query OK, 1 row affected (0.07 sec)</text:p>
      <text:p text:style-name="P2"/>
      <text:p text:style-name="P2">mysql&gt; insert into orders values(70004,110.5,'2012-08-05',3009,5003);</text:p>
      <text:p text:style-name="P2">Query OK, 1 row affected (0.07 sec)</text:p>
      <text:p text:style-name="P2"/>
      <text:p text:style-name="P2">mysql&gt; select * from orders;</text:p>
      <text:p text:style-name="P2">+--------+-----------+------------+-------------+--------------+</text:p>
      <text:p text:style-name="P2">| ord_no | purch_amt | ord_date <text:s text:c="2"/>| customer_id | salersman_id |</text:p>
      <text:p text:style-name="P2">+--------+-----------+------------+-------------+--------------+</text:p>
      <text:p text:style-name="P2">| <text:s/>70001 | <text:s text:c="4"/>150.5 | 2012-10-05 | <text:s text:c="7"/>3005 | <text:s text:c="8"/>5002 |</text:p>
      <text:p text:style-name="P2">| <text:s/>70009 | <text:s text:c="3"/>270.65 | 2012-09-10 | <text:s text:c="7"/>3001 | <text:s text:c="8"/>5005 |</text:p>
      <text:p text:style-name="P2">| <text:s/>70002 | <text:s text:c="4"/>65.26 | 2012-10-05 | <text:s text:c="7"/>3002 | <text:s text:c="8"/>5001 |</text:p>
      <text:p text:style-name="P2">| <text:s/>70004 | <text:s text:c="4"/>110.5 | 2012-08-05 | <text:s text:c="7"/>3009 | <text:s text:c="8"/>5003 |</text:p>
      <text:p text:style-name="P2">+--------+-----------+------------+-------------+--------------+</text:p>
      <text:p text:style-name="P2">4 rows in set (0.01 sec)</text:p>
      <text:p text:style-name="P2"/>
      <text:p text:style-name="P2">mysql&gt; </text:p>
      <text:p text:style-name="P4">mysql&gt; insert into orders values(70007,948.5,2012-09-10,3005,5002);</text:p>
      <text:p text:style-name="P4">ERROR 1292 (22007): Incorrect date value: '1993' for column 'ord_date' at row 1</text:p>
      <text:p text:style-name="P4">mysql&gt; insert into orders values(70007,948.5,'2012-09-10',3005,5002);</text:p>
      <text:p text:style-name="P4">Query OK, 1 row affected (0.29 sec)</text:p>
      <text:p text:style-name="P4"/>
      <text:p text:style-name="P4">mysql&gt; insert into orders values(70005,2400.6,'2012-07-27',3007,5001);</text:p>
      <text:p text:style-name="P4">Query OK, 1 row affected (0.09 sec)</text:p>
      <text:p text:style-name="P4"><text:soft-page-break/></text:p>
      <text:p text:style-name="P4">mysql&gt; insert into orders values(70008,5760,'2012-09-10',3004,5006);</text:p>
      <text:p text:style-name="P4">Query OK, 1 row affected (0.04 sec)</text:p>
      <text:p text:style-name="P4"/>
      <text:p text:style-name="P4">mysql&gt; select * from orders;</text:p>
      <text:p text:style-name="P4">+--------+-----------+------------+-------------+--------------+</text:p>
      <text:p text:style-name="P4">| ord_no | purch_amt | ord_date <text:s text:c="2"/>| customer_id | salersman_id |</text:p>
      <text:p text:style-name="P4">+--------+-----------+------------+-------------+--------------+</text:p>
      <text:p text:style-name="P4">| <text:s/>70001 | <text:s text:c="4"/>150.5 | 2012-10-05 | <text:s text:c="7"/>3005 | <text:s text:c="8"/>5002 |</text:p>
      <text:p text:style-name="P4">| <text:s/>70009 | <text:s text:c="3"/>270.65 | 2012-09-10 | <text:s text:c="7"/>3001 | <text:s text:c="8"/>5005 |</text:p>
      <text:p text:style-name="P4">| <text:s/>70002 | <text:s text:c="4"/>65.26 | 2012-10-05 | <text:s text:c="7"/>3002 | <text:s text:c="8"/>5001 |</text:p>
      <text:p text:style-name="P4">| <text:s/>70004 | <text:s text:c="4"/>110.5 | 2012-08-05 | <text:s text:c="7"/>3009 | <text:s text:c="8"/>5003 |</text:p>
      <text:p text:style-name="P4">| <text:s/>70007 | <text:s text:c="4"/>948.5 | 2012-09-10 | <text:s text:c="7"/>3005 | <text:s text:c="8"/>5002 |</text:p>
      <text:p text:style-name="P4">| <text:s/>70005 | <text:s text:c="3"/>2400.6 | 2012-07-27 | <text:s text:c="7"/>3007 | <text:s text:c="8"/>5001 |</text:p>
      <text:p text:style-name="P4">| <text:s/>70008 | <text:s text:c="5"/>5760 | 2012-09-10 | <text:s text:c="7"/>3004 | <text:s text:c="8"/>5006 |</text:p>
      <text:p text:style-name="P4">+--------+-----------+------------+-------------+--------------+</text:p>
      <text:p text:style-name="P4">7 rows in set (0.00 sec)</text:p>
      <text:p text:style-name="P4"/>
      <text:p text:style-name="P4">mysql&gt; select * from gradecount;</text:p>
      <text:p text:style-name="P4">+-------+--------+</text:p>
      <text:p text:style-name="P4">| grade | number |</text:p>
      <text:p text:style-name="P4">+-------+--------+</text:p>
      <text:p text:style-name="P4">| <text:s text:c="2"/>100 | <text:s text:c="5"/>3 |</text:p>
      <text:p text:style-name="P4">| <text:s text:c="2"/>200 | <text:s text:c="5"/>3 |</text:p>
      <text:p text:style-name="P4">| <text:s text:c="2"/>300 | <text:s text:c="5"/>2 |</text:p>
      <text:p text:style-name="P4">+-------+--------+</text:p>
      <text:p text:style-name="P4">3 rows in set (0.01 sec)</text:p>
      <text:p text:style-name="P4"/>
      <text:p text:style-name="P4">mysql&gt; select * FROM customer</text:p>
      <text:p text:style-name="P4"><text:s text:c="4"/>-&gt; ;</text:p>
      <text:p text:style-name="P4">+-------------+----------------+------------+-------+--------------+</text:p>
      <text:p text:style-name="P4">| customer_id | cust_name <text:s text:c="5"/>| city <text:s text:c="6"/>| grade | salersman_id |</text:p>
      <text:p text:style-name="P4">+-------------+----------------+------------+-------+--------------+</text:p>
      <text:p text:style-name="P4">| <text:s text:c="7"/>3001 | Brad Guzan <text:s text:c="4"/>| London <text:s text:c="4"/>| <text:s text:c="2"/>100 | <text:s text:c="8"/>5005 |</text:p>
      <text:p text:style-name="P4">| <text:s text:c="7"/>3002 | Nick Rimando <text:s text:c="2"/>| New York <text:s text:c="2"/>| <text:s text:c="2"/>100 | <text:s text:c="8"/>5001 |</text:p>
      <text:p text:style-name="P4">| <text:s text:c="7"/>3003 | Jozy Altidor <text:s text:c="2"/>| Moscow <text:s text:c="4"/>| <text:s text:c="2"/>200 | <text:s text:c="8"/>5007 |</text:p>
      <text:p text:style-name="P4">| <text:s text:c="7"/>3004 | Fabian Johnson | Paris <text:s text:c="5"/>| <text:s text:c="2"/>300 | <text:s text:c="8"/>5006 |</text:p>
      <text:p text:style-name="P4">| <text:s text:c="7"/>3005 | Graham Zusi <text:s text:c="3"/>| California | <text:s text:c="2"/>200 | <text:s text:c="8"/>5002 |</text:p>
      <text:p text:style-name="P4">| <text:s text:c="7"/>3007 | Brad Davis <text:s text:c="4"/>| New York <text:s text:c="2"/>| <text:s text:c="2"/>200 | <text:s text:c="8"/>5001 |</text:p>
      <text:p text:style-name="P4">| <text:s text:c="7"/>3008 | Julian Green <text:s text:c="2"/>| London <text:s text:c="4"/>| <text:s text:c="2"/>300 | <text:s text:c="8"/>5002 |</text:p>
      <text:p text:style-name="P4">| <text:s text:c="7"/>3009 | Geoff Cameron <text:s/>| Berlin <text:s text:c="4"/>| <text:s text:c="2"/>100 | <text:s text:c="8"/>5003 |</text:p>
      <text:p text:style-name="P4">+-------------+----------------+------------+-------+--------------+</text:p>
      <text:p text:style-name="P4">8 rows in set (0.00 sec)</text:p>
      <text:p text:style-name="P4"/>
      <text:p text:style-name="P4">mysql&gt; select * FROM order;</text:p>
      <text:p text:style-name="P4">ERROR 1064 (42000): You have an error in your SQL syntax; check the manual that corresponds to your MySQL server version for the right syntax to use near 'order' at line 1</text:p>
      <text:p text:style-name="P4">mysql&gt; select * from orders;</text:p>
      <text:p text:style-name="P4">+--------+-----------+------------+-------------+--------------+</text:p>
      <text:p text:style-name="P4">| ord_no | purch_amt | ord_date <text:s text:c="2"/>| customer_id | salersman_id |</text:p>
      <text:p text:style-name="P4">+--------+-----------+------------+-------------+--------------+</text:p>
      <text:p text:style-name="P4">| <text:s/>70001 | <text:s text:c="4"/>150.5 | 2012-10-05 | <text:s text:c="7"/>3005 | <text:s text:c="8"/>5002 |</text:p>
      <text:p text:style-name="P4"><text:soft-page-break/>| <text:s/>70009 | <text:s text:c="3"/>270.65 | 2012-09-10 | <text:s text:c="7"/>3001 | <text:s text:c="8"/>5005 |</text:p>
      <text:p text:style-name="P4">| <text:s/>70002 | <text:s text:c="4"/>65.26 | 2012-10-05 | <text:s text:c="7"/>3002 | <text:s text:c="8"/>5001 |</text:p>
      <text:p text:style-name="P4">| <text:s/>70004 | <text:s text:c="4"/>110.5 | 2012-08-05 | <text:s text:c="7"/>3009 | <text:s text:c="8"/>5003 |</text:p>
      <text:p text:style-name="P4">| <text:s/>70007 | <text:s text:c="4"/>948.5 | 2012-09-10 | <text:s text:c="7"/>3005 | <text:s text:c="8"/>5002 |</text:p>
      <text:p text:style-name="P4">| <text:s/>70005 | <text:s text:c="3"/>2400.6 | 2012-07-27 | <text:s text:c="7"/>3007 | <text:s text:c="8"/>5001 |</text:p>
      <text:p text:style-name="P4">| <text:s/>70008 | <text:s text:c="5"/>5760 | 2012-09-10 | <text:s text:c="7"/>3004 | <text:s text:c="8"/>5006 |</text:p>
      <text:p text:style-name="P4">+--------+-----------+------------+-------------+--------------+</text:p>
      <text:p text:style-name="P4">7 rows in set (0.00 sec)</text:p>
      <text:p text:style-name="P4"/>
      <text:p text:style-name="P4">mysql&gt; delete from orders where ord_no=70008;</text:p>
      <text:p text:style-name="P4">Query OK, 1 row affected (0.10 sec)</text:p>
      <text:p text:style-name="P4"/>
      <text:p text:style-name="P4">mysql&gt; select * from orders;</text:p>
      <text:p text:style-name="P4">+--------+-----------+------------+-------------+--------------+</text:p>
      <text:p text:style-name="P4">| ord_no | purch_amt | ord_date <text:s text:c="2"/>| customer_id | salersman_id |</text:p>
      <text:p text:style-name="P4">+--------+-----------+------------+-------------+--------------+</text:p>
      <text:p text:style-name="P4">| <text:s/>70001 | <text:s text:c="4"/>150.5 | 2012-10-05 | <text:s text:c="7"/>3005 | <text:s text:c="8"/>5002 |</text:p>
      <text:p text:style-name="P4">| <text:s/>70009 | <text:s text:c="3"/>270.65 | 2012-09-10 | <text:s text:c="7"/>3001 | <text:s text:c="8"/>5005 |</text:p>
      <text:p text:style-name="P4">| <text:s/>70002 | <text:s text:c="4"/>65.26 | 2012-10-05 | <text:s text:c="7"/>3002 | <text:s text:c="8"/>5001 |</text:p>
      <text:p text:style-name="P4">| <text:s/>70004 | <text:s text:c="4"/>110.5 | 2012-08-05 | <text:s text:c="7"/>3009 | <text:s text:c="8"/>5003 |</text:p>
      <text:p text:style-name="P4">| <text:s/>70007 | <text:s text:c="4"/>948.5 | 2012-09-10 | <text:s text:c="7"/>3005 | <text:s text:c="8"/>5002 |</text:p>
      <text:p text:style-name="P4">| <text:s/>70005 | <text:s text:c="3"/>2400.6 | 2012-07-27 | <text:s text:c="7"/>3007 | <text:s text:c="8"/>5001 |</text:p>
      <text:p text:style-name="P4">+--------+-----------+------------+-------------+--------------+</text:p>
      <text:p text:style-name="P4">6 rows in set (0.00 sec)</text:p>
      <text:p text:style-name="P4"/>
      <text:p text:style-name="P4">mysql&gt; delete from orders where ord_no=70004;</text:p>
      <text:p text:style-name="P4">Query OK, 1 row affected (0.04 sec)</text:p>
      <text:p text:style-name="P4"/>
      <text:p text:style-name="P4">mysql&gt; insert into orders values(70004,110.5,'2012-08-17',3009,5003);</text:p>
      <text:p text:style-name="P4">Query OK, 1 row affected (0.11 sec)</text:p>
      <text:p text:style-name="P4"/>
      <text:p text:style-name="P4">mysql&gt; select * from orders;</text:p>
      <text:p text:style-name="P4">+--------+-----------+------------+-------------+--------------+</text:p>
      <text:p text:style-name="P4">| ord_no | purch_amt | ord_date <text:s text:c="2"/>| customer_id | salersman_id |</text:p>
      <text:p text:style-name="P4">+--------+-----------+------------+-------------+--------------+</text:p>
      <text:p text:style-name="P4">| <text:s/>70001 | <text:s text:c="4"/>150.5 | 2012-10-05 | <text:s text:c="7"/>3005 | <text:s text:c="8"/>5002 |</text:p>
      <text:p text:style-name="P4">| <text:s/>70009 | <text:s text:c="3"/>270.65 | 2012-09-10 | <text:s text:c="7"/>3001 | <text:s text:c="8"/>5005 |</text:p>
      <text:p text:style-name="P4">| <text:s/>70002 | <text:s text:c="4"/>65.26 | 2012-10-05 | <text:s text:c="7"/>3002 | <text:s text:c="8"/>5001 |</text:p>
      <text:p text:style-name="P4">| <text:s/>70007 | <text:s text:c="4"/>948.5 | 2012-09-10 | <text:s text:c="7"/>3005 | <text:s text:c="8"/>5002 |</text:p>
      <text:p text:style-name="P4">| <text:s/>70005 | <text:s text:c="3"/>2400.6 | 2012-07-27 | <text:s text:c="7"/>3007 | <text:s text:c="8"/>5001 |</text:p>
      <text:p text:style-name="P4">| <text:s/>70004 | <text:s text:c="4"/>110.5 | 2012-08-17 | <text:s text:c="7"/>3009 | <text:s text:c="8"/>5003 |</text:p>
      <text:p text:style-name="P4">+--------+-----------+------------+-------------+--------------+</text:p>
      <text:p text:style-name="P4">6 rows in set (0.00 sec)</text:p>
      <text:p text:style-name="P4"/>
      <text:p text:style-name="P4">mysql&gt; insert into orders values(70010,1983.43,'2012-10-10',3004,5006);</text:p>
      <text:p text:style-name="P4">Query OK, 1 row affected (0.06 sec)</text:p>
      <text:p text:style-name="P4"/>
      <text:p text:style-name="P4">mysql&gt; create view orders(salersman_id,ord_no,customer_id) where ord_date='2012-08-17' or ''</text:p>
      <text:p text:style-name="P4"><text:s text:c="4"/>-&gt; create view orders(salersman_id,ord_no,customer_id) where ord_date='2012-08-17' or ord_date='2012-10-10';</text:p>
      <text:p text:style-name="P4">ERROR 1064 (42000): You have an error in your SQL syntax; check the manual that corresponds to your MySQL server version for the right syntax to use near 'where ord_date='2012-08-17' or ''</text:p>
      <text:p text:style-name="P4"><text:soft-page-break/>create view orders(salersman_id,ord_no,custome' at line 1</text:p>
      <text:p text:style-name="P4">mysql&gt; create view orders(salersman_id,ord_no,customer_id) where ord_date='2012-08-17' or ord_date='2012-10-10';ERROR 1064 (42000): You have an error in your SQL syntax; check the manual that corresponds to your MySQL server version for the right syntax to use near 'where ord_date='2012-08-17' or ord_date='2012-10-10'' at line 1</text:p>
      <text:p text:style-name="P4">mysql&gt; create view orders(salersman_id,ord_no,customer_id) where ord_date='2012-08-17';</text:p>
      <text:p text:style-name="P4">ERROR 1064 (42000): You have an error in your SQL syntax; check the manual that corresponds to your MySQL server version for the right syntax to use near 'where ord_date='2012-08-17'' at line 1</text:p>
      <text:p text:style-name="P4">mysql&gt; create view sorder as select salersman_id,ord_no,customer_id from orders where ord_date in('2012-08-17','2012-10-10');</text:p>
      <text:p text:style-name="P4">Query OK, 0 rows affected (0.12 sec)</text:p>
      <text:p text:style-name="P4"/>
      <text:p text:style-name="P4">mysql&gt; select * from sorder;</text:p>
      <text:p text:style-name="P4">+--------------+--------+-------------+</text:p>
      <text:p text:style-name="P4">| salersman_id | ord_no | customer_id |</text:p>
      <text:p text:style-name="P4">+--------------+--------+-------------+</text:p>
      <text:p text:style-name="P4">| <text:s text:c="8"/>5003 | <text:s/>70004 | <text:s text:c="7"/>3009 |</text:p>
      <text:p text:style-name="P4">| <text:s text:c="8"/>5006 | <text:s/>70010 | <text:s text:c="7"/>3004 |</text:p>
      <text:p text:style-name="P4">+--------------+--------+-------------+</text:p>
      <text:p text:style-name="P4">2 rows in set (0.00 sec)</text:p>
      <text:p text:style-name="P4"/>
      <text:p text:style-name="P4">mysql&gt; create view elitsalesman as select b.ord_date,a.salersman_id,a.name from salesman a,orders b where a.salersman_id and b.purch_amt=(salect max(purch_amt)from orders c where c.ord_date=b.ord_date);</text:p>
      <text:p text:style-name="P4">ERROR 1064 (42000): You have an error in your SQL syntax; check the manual that corresponds to your MySQL server version for the right syntax to use near 'max(purch_amt)from orders c where c.ord_date=b.ord_date)' at line 1</text:p>
      <text:p text:style-name="P4">mysql&gt; select * from salesman;</text:p>
      <text:p text:style-name="P4">+--------------+------------+----------+-----------+</text:p>
      <text:p text:style-name="P4">| salersman_id | name <text:s text:c="6"/>| city <text:s text:c="4"/>| commision |</text:p>
      <text:p text:style-name="P4">+--------------+------------+----------+-----------+</text:p>
      <text:p text:style-name="P4">| <text:s text:c="8"/>5001 | James Hoog | New York | <text:s text:c="5"/>0.15 |</text:p>
      <text:p text:style-name="P4">| <text:s text:c="8"/>5002 | Nail Knite | Paris <text:s text:c="3"/>| <text:s text:c="5"/>0.13 |</text:p>
      <text:p text:style-name="P4">| <text:s text:c="8"/>5003 | Lauson Hen | San Jose | <text:s text:c="5"/>0.12 |</text:p>
      <text:p text:style-name="P4">| <text:s text:c="8"/>5005 | Pit Alex <text:s text:c="2"/>| London <text:s text:c="2"/>| <text:s text:c="5"/>0.11 |</text:p>
      <text:p text:style-name="P4">| <text:s text:c="8"/>5006 | Mc Lyon <text:s text:c="3"/>| Paris <text:s text:c="3"/>| <text:s text:c="5"/>0.14 |</text:p>
      <text:p text:style-name="P4">| <text:s text:c="8"/>5007 | Paul Adam <text:s/>| Rome <text:s text:c="4"/>| <text:s text:c="5"/>0.13 |</text:p>
      <text:p text:style-name="P4">+--------------+------------+----------+-----------+</text:p>
      <text:p text:style-name="P4">6 rows in set (0.00 sec)</text:p>
      <text:p text:style-name="P4"/>
      <text:p text:style-name="P4">mysql&gt; create view elitsalesman as select b.ord_date,a.salersman_id,a.name from salesman a,orders b where a.salersman_id=b.salersman_id and b.purch_amt=(select max(purch_amt)from orders c where c.ord_date=b.ord_date);</text:p>
      <text:p text:style-name="P4">Query OK, 0 rows affected (0.11 sec)</text:p>
      <text:p text:style-name="P4"/>
      <text:p text:style-name="P4">mysql&gt; select * from elitsalesman;</text:p>
      <text:p text:style-name="P4">+------------+--------------+------------+</text:p>
      <text:p text:style-name="P4">| ord_date <text:s text:c="2"/>| salersman_id | name <text:s text:c="6"/>|</text:p>
      <text:p text:style-name="P4">+------------+--------------+------------+</text:p>
      <text:p text:style-name="P4">| 2012-10-05 | <text:s text:c="8"/>5002 | Nail Knite |</text:p>
      <text:p text:style-name="P4">| 2012-09-10 | <text:s text:c="8"/>5002 | Nail Knite |</text:p>
      <text:p text:style-name="P4">| 2012-07-27 | <text:s text:c="8"/>5001 | James Hoog |</text:p>
      <text:p text:style-name="P4"><text:soft-page-break/>| 2012-08-17 | <text:s text:c="8"/>5003 | Lauson Hen |</text:p>
      <text:p text:style-name="P4">| 2012-10-10 | <text:s text:c="8"/>5006 | Mc Lyon <text:s text:c="3"/>|</text:p>
      <text:p text:style-name="P4">+------------+--------------+------------+</text:p>
      <text:p text:style-name="P4">5 rows in set (0.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1T11:53:45.857108707</meta:creation-date>
    <dc:date>2024-03-12T14:22:53.184055811</dc:date>
    <meta:editing-duration>PT57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246" meta:word-count="2122" meta:character-count="14826" meta:non-whitespace-character-count="11850"/>
  </office:meta>
</office:document-meta>
</file>